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237d5"/>
    </style:style>
    <style:style style:name="T2" style:family="text">
      <style:text-properties officeooo:rsid="0013ad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Foi decidido usar o django como framework por ter uma certa facilidade e familiaridade com o próprio.</text:span></text:p>
      <text:p text:style-name="Standard"><text:tab/><text:span text:style-name="T2">Usamos herança entre usuario, arquivo e pasta para deixar mais coeso e facilitar o reuso, onde usuario tem arquivos e pastas, pastas tem pastas e arquivos</text:span></text:p>
      <text:p text:style-name="Standard"><text:tab/><text:span text:style-name="T2">Implementamos validações para verificar se os atributos estão sendo colocados de forma correta, caso contrario tratamos os erros e notificamos com uma mensagem de erro para determinada situação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0:53:40.800562448</meta:creation-date>
    <dc:date>2016-08-08T21:32:10.451990437</dc:date>
    <meta:editing-duration>PT18M9S</meta:editing-duration>
    <meta:editing-cycles>1</meta:editing-cycles>
    <meta:document-statistic meta:table-count="0" meta:image-count="0" meta:object-count="0" meta:page-count="1" meta:paragraph-count="3" meta:word-count="71" meta:character-count="452" meta:non-whitespace-character-count="380"/>
    <meta:generator>LibreOffice/5.1.4.2$Linux_X86_64 LibreOffice_project/10m0$Build-2</meta:generator>
  </office:meta>
</office:document-meta>
</file>